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e91" officeooo:paragraph-rsid="00173e91"/>
    </style:style>
    <style:style style:name="P2" style:family="paragraph" style:parent-style-name="Standard">
      <style:text-properties officeooo:rsid="00173e91" officeooo:paragraph-rsid="001c50e0"/>
    </style:style>
    <style:style style:name="P3" style:family="paragraph" style:parent-style-name="Standard">
      <style:text-properties officeooo:rsid="00139b30" officeooo:paragraph-rsid="00178fd7"/>
    </style:style>
    <style:style style:name="P4" style:family="paragraph" style:parent-style-name="Standard">
      <style:text-properties officeooo:rsid="00139b30" officeooo:paragraph-rsid="00190ab6"/>
    </style:style>
    <style:style style:name="P5" style:family="paragraph" style:parent-style-name="Standard">
      <style:text-properties officeooo:rsid="00139b30" officeooo:paragraph-rsid="001afd46"/>
    </style:style>
    <style:style style:name="P6" style:family="paragraph" style:parent-style-name="Standard">
      <style:text-properties officeooo:rsid="00190ab6" officeooo:paragraph-rsid="00190ab6"/>
    </style:style>
    <style:style style:name="P7" style:family="paragraph" style:parent-style-name="Standard">
      <style:text-properties officeooo:rsid="001afd46" officeooo:paragraph-rsid="001afd46"/>
    </style:style>
    <style:style style:name="P8" style:family="paragraph" style:parent-style-name="Standard">
      <style:text-properties officeooo:rsid="001c50e0" officeooo:paragraph-rsid="001c50e0"/>
    </style:style>
    <style:style style:name="T1" style:family="text">
      <style:text-properties officeooo:rsid="0015ea1e"/>
    </style:style>
    <style:style style:name="T2" style:family="text">
      <style:text-properties officeooo:rsid="00180407"/>
    </style:style>
    <style:style style:name="T3" style:family="text">
      <style:text-properties officeooo:rsid="00163274"/>
    </style:style>
    <style:style style:name="T4" style:family="text">
      <style:text-properties officeooo:rsid="00178fd7"/>
    </style:style>
    <style:style style:name="T5" style:family="text">
      <style:text-properties officeooo:rsid="00190ab6"/>
    </style:style>
    <style:style style:name="T6" style:family="text">
      <style:text-properties officeooo:rsid="001afd46"/>
    </style:style>
    <style:style style:name="T7" style:family="text">
      <style:text-properties officeooo:rsid="001c50e0"/>
    </style:style>
    <style:style style:name="T8" style:family="text">
      <style:text-properties officeooo:rsid="001c86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TES: the player that was waiting on the list is always player<text:span text:style-name="T6">1</text:span> and makes the first move.</text:p>
      <text:p text:style-name="P1"/>
      <text:p text:style-name="P1"/>
      <text:p text:style-name="P1"><text:span text:style-name="T7">Global </text:span>Server Objects</text:p>
      <text:p text:style-name="P1"><text:tab/>th[i]<text:tab/><text:tab/>// vector of threads</text:p>
      <text:p text:style-name="P1"><text:tab/>waiting[]<text:tab/>// vector of clients waiting to play the g<text:span text:style-name="T5">ame, needs to implemented as a queue</text:span></text:p>
      <text:p text:style-name="P1"><text:tab/><text:tab/><text:tab/>// <text:span text:style-name="T5">waiting list stores the thread value i</text:span></text:p>
      <text:p text:style-name="P2"><text:tab/><text:span text:style-name="T5">mutex waiting_list<text:tab/>// </text:span><text:span text:style-name="T7">locks waiting list</text:span></text:p>
      <text:p text:style-name="P2"/>
      <text:p text:style-name="P2"><text:span text:style-name="T5"><text:tab/></text:span><text:span text:style-name="T7">condition variable startTurn[]<text:tab/><text:tab/>// used to communicate between trheads</text:span></text:p>
      <text:p text:style-name="P2"><text:tab/><text:span text:style-name="T7">int communicationVariable[]<text:tab/><text:tab/>// used to communicate between threads</text:span></text:p>
      <text:p text:style-name="P2"><text:span text:style-name="T5"><text:tab/><text:tab/></text:span></text:p>
      <text:p text:style-name="P1"><text:tab/></text:p>
      <text:p text:style-name="P1"><text:tab/></text:p>
      <text:p text:style-name="P1"/>
      <text:p text:style-name="P3">Server</text:p>
      <text:p text:style-name="P3"><text:tab/>listen</text:p>
      <text:p text:style-name="P3"><text:tab/>create thread for each connection, call startThread()</text:p>
      <text:p text:style-name="P3"><text:tab/>thread join in some way?</text:p>
      <text:p text:style-name="P3"/>
      <text:p text:style-name="P3"><text:tab/>StartThread()</text:p>
      <text:p text:style-name="P3"><text:tab/><text:tab/><text:span text:style-name="T1">MUTEX LOCK </text:span><text:span text:style-name="T2">the</text:span><text:span text:style-name="T1"> waiting list. </text:span><text:span text:style-name="T2">Then </text:span>check <text:span text:style-name="T2">the</text:span> <text:span text:style-name="T1">waiting list for </text:span><text:span text:style-name="T2">any </text:span><text:span text:style-name="T1">client</text:span><text:span text:style-name="T2">s.</text:span></text:p>
      <text:p text:style-name="P3"><text:tab/><text:tab/></text:p>
      <text:p text:style-name="P4"><text:span text:style-name="T1"><text:tab/><text:tab/>if </text:span><text:span text:style-name="T2">the </text:span><text:span text:style-name="T1">waiting </text:span><text:span text:style-name="T4">list </text:span><text:span text:style-name="T1">is empty, </text:span></text:p>
      <text:p text:style-name="P4"><text:span text:style-name="T4"><text:tab/><text:tab/><text:tab/>RELEASE</text:span><text:span text:style-name="T2"> </text:span><text:span text:style-name="T1">LOCK</text:span></text:p>
      <text:p text:style-name="P3"><text:tab/><text:tab/><text:tab/><text:span text:style-name="T1">send response </text:span><text:span text:style-name="T3">0</text:span><text:span text:style-name="T1"> to clien</text:span><text:span text:style-name="T3">t</text:span></text:p>
      <text:p text:style-name="P3"><text:span text:style-name="T1"><text:tab/><text:tab/><text:tab/><text:tab/>”no one in waiting list, would you like to play against <text:tab/><text:tab/><text:tab/><text:tab/><text:tab/><text:tab/><text:tab/>AI? Or wait for another player?”</text:span></text:p>
      <text:p text:style-name="P3"><text:tab/><text:tab/><text:tab/></text:p>
      <text:p text:style-name="P3"><text:span text:style-name="T1"><text:tab/><text:tab/><text:tab/>if client respond</text:span><text:span text:style-name="T4">s with 0, this means playerVersusAI()</text:span></text:p>
      <text:p text:style-name="P3"><text:span text:style-name="T1"><text:tab/><text:tab/><text:tab/><text:tab/> </text:span><text:span text:style-name="T4">call playerVersusAI()</text:span></text:p>
      <text:p text:style-name="P3"/>
      <text:p text:style-name="P3"><text:tab/><text:tab/><text:tab/><text:span text:style-name="T4">if client responds with 1, this means playerVersusPlayer()</text:span></text:p>
      <text:p text:style-name="P3"><text:tab/><text:tab/><text:tab/><text:tab/><text:span text:style-name="T4">LOCK the waiting list</text:span></text:p>
      <text:p text:style-name="P3"><text:tab/><text:tab/><text:tab/><text:tab/><text:span text:style-name="T4">place client into waiting list</text:span></text:p>
      <text:p text:style-name="P3"><text:tab/><text:tab/><text:tab/><text:tab/><text:span text:style-name="T4">RELEASE LOCK</text:span></text:p>
      <text:p text:style-name="P3"><text:tab/><text:tab/><text:tab/><text:tab/><text:span text:style-name="T7">call pvpPlayer1()</text:span></text:p>
      <text:p text:style-name="P3"/>
      <text:p text:style-name="P3"><text:tab/><text:tab/><text:span text:style-name="T4">if the waiting </text:span><text:span text:style-name="T5">list is not empty</text:span></text:p>
      <text:p text:style-name="P3"><text:tab/><text:tab/><text:tab/><text:span text:style-name="T5">LOCK waiting list</text:span></text:p>
      <text:p text:style-name="P3"><text:tab/><text:tab/><text:tab/><text:span text:style-name="T5">get a client from list, (player</text:span><text:span text:style-name="T6">Thread1</text:span><text:span text:style-name="T5">)</text:span></text:p>
      <text:p text:style-name="P3"><text:tab/><text:tab/><text:tab/><text:span text:style-name="T5">UNLOCK waiting list</text:span></text:p>
      <text:p text:style-name="P3"><text:tab/><text:tab/></text:p>
      <text:p text:style-name="P3"><text:tab/><text:tab/><text:tab/>// <text:span text:style-name="T5">player </text:span><text:span text:style-name="T6">1</text:span><text:span text:style-name="T5"> is the client that came off the waiting list. Player</text:span><text:span text:style-name="T6">Thread1</text:span><text:span text:style-name="T5"> is an integer <text:tab/><text:tab/><text:tab/><text:tab/>that represents a thread index.</text:span></text:p>
      <text:p text:style-name="P3"><text:tab/><text:tab/><text:tab/><text:span text:style-name="T5">call pvpPlaye</text:span><text:span text:style-name="T6">r2</text:span><text:span text:style-name="T5">(player</text:span><text:span text:style-name="T6">Thread1</text:span><text:span text:style-name="T5">)</text:span></text:p>
      <text:p text:style-name="P3"><text:tab/><text:tab/><text:tab/></text:p>
      <text:p text:style-name="P3"/>
      <text:p text:style-name="P3"/>
      <text:p text:style-name="P3"><text:soft-page-break/></text:p>
      <text:p text:style-name="P5"><text:span text:style-name="T6"><text:tab/>pvpPlayer1()</text:span></text:p>
      <text:p text:style-name="P7"><text:tab/><text:tab/>wait for conditional variable signal from player2Thread</text:p>
      <text:p text:style-name="P7"/>
      <text:p text:style-name="P8"><text:tab/><text:tab/>when conditionVar is recieved</text:p>
      <text:p text:style-name="P7"><text:tab/><text:tab/><text:span text:style-name="T7">read player2Thread number from communication variable</text:span></text:p>
      <text:p text:style-name="P7"/>
      <text:p text:style-name="P7"><text:tab/><text:tab/><text:span text:style-name="T8">while(true)</text:span></text:p>
      <text:p text:style-name="P7"><text:tab/><text:tab/><text:tab/><text:span text:style-name="T8">request move from player1</text:span></text:p>
      <text:p text:style-name="P7"><text:tab/><text:tab/><text:tab/><text:span text:style-name="T8">receive move</text:span></text:p>
      <text:p text:style-name="P7"><text:tab/><text:tab/><text:tab/><text:span text:style-name="T8">store move in communicationVar</text:span></text:p>
      <text:p text:style-name="P7"><text:tab/><text:tab/><text:tab/><text:span text:style-name="T8">signal player2Thread that the move is ready</text:span></text:p>
      <text:p text:style-name="P7"><text:tab/><text:tab/><text:tab/></text:p>
      <text:p text:style-name="P7"><text:tab/><text:tab/><text:tab/><text:span text:style-name="T8">if move equals -1, this signals end of game</text:span></text:p>
      <text:p text:style-name="P7"><text:tab/><text:tab/><text:tab/><text:tab/><text:span text:style-name="T8">break</text:span></text:p>
      <text:p text:style-name="P7"/>
      <text:p text:style-name="P7"><text:tab/><text:tab/><text:tab/><text:span text:style-name="T8">wait for signal from player2Thread</text:span></text:p>
      <text:p text:style-name="P7"><text:tab/><text:tab/><text:tab/><text:span text:style-name="T8">when signal is received, send move down to client1</text:span></text:p>
      <text:p text:style-name="P7"><text:tab/><text:tab/><text:tab/></text:p>
      <text:p text:style-name="P5"/>
      <text:p text:style-name="P5"><text:span text:style-name="T6"><text:tab/>pvpPlayer2(player1Thread)</text:span></text:p>
      <text:p text:style-name="P5"><text:tab/><text:tab/><text:span text:style-name="T7">store Player2 thread number in communication varibale</text:span></text:p>
      <text:p text:style-name="P3"><text:tab/><text:tab/><text:span text:style-name="T6">signal to playerThread1 that the game is beginning. </text:span></text:p>
      <text:p text:style-name="P3"><text:tab/> <text:s/><text:tab/><text:span text:style-name="T6">wait for playerThread1 to make a move</text:span></text:p>
      <text:p text:style-name="P3"><text:tab/><text:tab/><text:span text:style-name="T6">continue until game is complete</text:span></text:p>
      <text:p text:style-name="P3"><text:tab/><text:tab/><text:span text:style-name="T6">terminate connection</text:span></text:p>
      <text:p text:style-name="P3"/>
      <text:p text:style-name="P3"><text:tab/><text:tab/></text:p>
      <text:p text:style-name="P5"><text:tab/><text:span text:style-name="T4">PlayerVersusAI()</text:span></text:p>
      <text:p text:style-name="P5"><text:tab/><text:tab/><text:span text:style-name="T4">send ready response and wait for clients move.</text:span></text:p>
      <text:p text:style-name="P5"><text:span text:style-name="T4"><text:tab/><text:tab/>enter game loop</text:span></text:p>
      <text:p text:style-name="P5"><text:tab/><text:tab/><text:tab/><text:span text:style-name="T4">play game until someone wins.</text:span></text:p>
      <text:p text:style-name="P5"><text:tab/><text:tab/></text:p>
      <text:p text:style-name="P5"><text:tab/><text:tab/><text:span text:style-name="T4">When game is complete, terminate connection.</text:span></text:p>
      <text:p text:style-name="P3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4:20:52.272381072</meta:creation-date>
    <dc:date>2023-12-01T15:34:47.325376669</dc:date>
    <meta:editing-duration>PT7M53S</meta:editing-duration>
    <meta:editing-cycles>1</meta:editing-cycles>
    <meta:document-statistic meta:table-count="0" meta:image-count="0" meta:object-count="0" meta:page-count="2" meta:paragraph-count="67" meta:word-count="316" meta:character-count="2175" meta:non-whitespace-character-count="1745"/>
    <meta:generator>LibreOffice/7.3.7.2$Linux_X86_64 LibreOffice_project/30$Build-2</meta:generator>
  </office:meta>
</office:document-meta>
</file>